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165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2.9717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2.6807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6.5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blem Link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What have I Learn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lved on my own &amp; Important / New</text:p>
          </table:table-cell>
          <table:table-cell/>
          <table:table-cell table:style-name="ce1"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search-a-2d-matrix-ii/" xlink:type="simple">https://leetcode.com/problems/search-a-2d-matrix-ii/</text:a></text:p>
          </table:table-cell>
          <table:table-cell office:value-type="string" calcext:value-type="string">
            <text:p>Search (2D Matrix)</text:p>
          </table:table-cell>
          <table:table-cell office:value-type="string" calcext:value-type="string">
            <text:p>Have a look at all the corners and analy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next-permutation/" xlink:type="simple">https://leetcode.com/problems/next-permutation/</text:a>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how to find next_permu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/>
        </table:table-row>
        <table:table-row table:style-name="ro1">
          <table:table-cell office:value-type="string" calcext:value-type="string">
            <text:p>24-03-2026</text:p>
          </table:table-cell>
          <table:table-cell office:value-type="string" calcext:value-type="string">
            <text:p><text:a xlink:href="https://leetcode.com/problems/majority-element-ii/" xlink:type="simple">https://leetcode.com/problems/majority-element-ii/</text:a></text:p>
          </table:table-cell>
          <table:table-cell office:value-type="string" calcext:value-type="string">
            <text:p>Majority Element</text:p>
          </table:table-cell>
          <table:table-cell office:value-type="string" calcext:value-type="string">
            <text:p>use cancellation appr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a xlink:href="https://leetcode.com/problems/next-greater-element-i/" xlink:type="simple">https://leetcode.com/problems/next-greater-element-i/</text:a></text:p>
          </table:table-cell>
          <table:table-cell office:value-type="string" calcext:value-type="string">
            <text:p>Next Greater</text:p>
          </table:table-cell>
          <table:table-cell office:value-type="string" calcext:value-type="string">
            <text:p>stack u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/>
        </table:table-row>
        <table:table-row table:style-name="ro1">
          <table:table-cell office:value-type="string" calcext:value-type="string">
            <text:p>27-03-2026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3 Sum</text:p>
          </table:table-cell>
          <table:table-cell office:value-type="string" calcext:value-type="string">
            <text:p>Two pointers &amp;&amp; remove duplic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03-2026</text:p>
          </table:table-cell>
          <table:table-cell office:value-type="string" calcext:value-type="string">
            <text:p><text:a xlink:href="https://leetcode.com/problems/merge-intervals/" xlink:type="simple">https://leetcode.com/problems/merge-intervals/</text:a></text:p>
          </table:table-cell>
          <table:table-cell office:value-type="string" calcext:value-type="string">
            <text:p>Activity Selection</text:p>
          </table:table-cell>
          <table:table-cell office:value-type="string" calcext:value-type="string">
            <text:p>Activity Selection doesn’t work here </text:p>
            <text:p>(Solution → Sorting + Gree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0-03-2026</text:p>
          </table:table-cell>
          <table:table-cell office:value-type="string" calcext:value-type="string">
            <text:p><text:a xlink:href="https://leetcode.com/problems/sum-of-sortable-integers/" xlink:type="simple">https://leetcode.com/problems/sum-of-sortable-integers/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 the optimized soln (of other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02-04-2026</text:p>
          </table:table-cell>
          <table:table-cell office:value-type="string" calcext:value-type="string">
            <text:p><text:a xlink:href="https://leetcode.com/problems/n-queens/" xlink:type="simple">https://leetcode.com/problems/n-queens/</text:a></text:p>
          </table:table-cell>
          <table:table-cell office:value-type="string" calcext:value-type="string">
            <text:p>N Queens</text:p>
          </table:table-cell>
          <table:table-cell office:value-type="string" calcext:value-type="string">
            <text:p>Backtracking &amp; diagonal check in matr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N_Queens.cpp" xlink:type="simple">https://github.com/bhavya-jain22/Question_Data/blob/main/Leetcode_Soln/N_Queens.cpp</text:a></text:p>
          </table:table-cell>
        </table:table-row>
        <table:table-row table:style-name="ro1">
          <table:table-cell office:value-type="string" calcext:value-type="string">
            <text:p>02-04-2026</text:p>
          </table:table-cell>
          <table:table-cell office:value-type="string" calcext:value-type="string">
            <text:p><text:a xlink:href="https://leetcode.com/problems/reverse-pairs/" xlink:type="simple">https://leetcode.com/problems/reverse-pairs/</text:a></text:p>
          </table:table-cell>
          <table:table-cell office:value-type="string" calcext:value-type="string">
            <text:p>Reverse Pairs</text:p>
          </table:table-cell>
          <table:table-cell office:value-type="string" calcext:value-type="string">
            <text:p>Merge Sort can be u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Reverse_Pairs.cpp" xlink:type="simple">https://github.com/bhavya-jain22/Question_Data/blob/main/Leetcode_Soln/Reverse_Pairs.cpp</text:a>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a xlink:href="https://leetcode.com/problems/find-peak-element/" xlink:type="simple">https://leetcode.com/problems/find-peak-element/</text:a></text:p>
          </table:table-cell>
          <table:table-cell office:value-type="string" calcext:value-type="string">
            <text:p>Peak Element –I</text:p>
          </table:table-cell>
          <table:table-cell office:value-type="string" calcext:value-type="string">
            <text:p>Binary 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04-04-2026</text:p>
          </table:table-cell>
          <table:table-cell office:value-type="string" calcext:value-type="string">
            <text:p><text:a xlink:href="https://leetcode.com/problems/find-a-peak-element-ii/" xlink:type="simple">https://leetcode.com/problems/find-a-peak-element-ii/</text:a></text:p>
          </table:table-cell>
          <table:table-cell office:value-type="string" calcext:value-type="string">
            <text:p>Peak Element – II</text:p>
          </table:table-cell>
          <table:table-cell office:value-type="string" calcext:value-type="string">
            <text:p>Binary Search (return the largest element</text:p>
            <text:p>if the largest element of mid is not the peak,</text:p>
            <text:p> Then eliminate the part accordingly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a xlink:href="https://github.com/bhavya-jain22/Question_Data/blob/main/Leetcode_Soln/Peak_Element_II.cpp" xlink:type="simple">https://github.com/bhavya-jain22/Question_Data/blob/main/Leetcode_Soln/Peak_Element_II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generate-parentheses/" xlink:type="simple">https://leetcode.com/problems/generate-parentheses/</text:a></text:p>
          </table:table-cell>
          <table:table-cell office:value-type="string" calcext:value-type="string">
            <text:p>Generate Parenthesis</text:p>
          </table:table-cell>
          <table:table-cell office:value-type="string" calcext:value-type="string">
            <text:p>Recu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a xlink:href="https://github.com/bhavya-jain22/Question_Data/blob/main/Leetcode_Soln/Generate_Parenthesis.cpp" xlink:type="simple">https://github.com/bhavya-jain22/Question_Data/blob/main/Leetcode_Soln/Generate_Parenthesis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Word Search</text:p>
          </table:table-cell>
          <table:table-cell office:value-type="string" calcext:value-type="string">
            <text:p>Recu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Word_Search.cpp" xlink:type="simple">https://github.com/bhavya-jain22/Question_Data/blob/main/Leetcode_Soln/Word_Search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sudoku-solver/" xlink:type="simple">https://leetcode.com/problems/sudoku-solver/</text:a></text:p>
          </table:table-cell>
          <table:table-cell office:value-type="string" calcext:value-type="string">
            <text:p>Sudoku Solver</text:p>
          </table:table-cell>
          <table:table-cell office:value-type="string" calcext:value-type="string">
            <text:p>Recu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Sudoku_Solver.cpp" xlink:type="simple">https://github.com/bhavya-jain22/Question_Data/blob/main/Leetcode_Soln/Sudoku_Solver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maximum-width-of-binary-tree/" xlink:type="simple">https://leetcode.com/problems/maximum-width-of-binary-tree/</text:a></text:p>
          </table:table-cell>
          <table:table-cell office:value-type="string" calcext:value-type="string">
            <text:p>Max Width</text:p>
          </table:table-cell>
          <table:table-cell office:value-type="string" calcext:value-type="string">
            <text:p>B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Maximum_Width_Of_Binary_Tree.cpp" xlink:type="simple">https://github.com/bhavya-jain22/Question_Data/blob/main/Leetcode_Soln/Maximum_Width_Of_Binary_Tree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divide-two-integers/" xlink:type="simple">https://leetcode.com/problems/divide-two-integers/</text:a></text:p>
          </table:table-cell>
          <table:table-cell office:value-type="string" calcext:value-type="string">
            <text:p>Divide Two Integers</text:p>
          </table:table-cell>
          <table:table-cell office:value-type="string" calcext:value-type="string">
            <text:p>Bit Manipu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a xlink:href="https://github.com/bhavya-jain22/Question_Data/blob/main/Leetcode_Soln/Divide_Two_Integers.cpp/" xlink:type="simple">https://github.com/bhavya-jain22/Question_Data/blob/main/Leetcode_Soln/Divide_Two_Integers.cpp/</text:a></text:p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/00/0000</text:date>, <text:time style:data-style-name="N2" text:time-value="13:44:58.869193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4-25T13:48:14.356842546</dc:date>
    <meta:editing-duration>PT7H4M1S</meta:editing-duration>
    <meta:editing-cycles>27</meta:editing-cycles>
    <meta:generator>LibreOffice/24.2.7.2$Linux_X86_64 LibreOffice_project/420$Build-2</meta:generator>
    <meta:document-statistic meta:table-count="1" meta:cell-count="116" meta:object-count="0"/>
  </office:meta>
</office:document-meta>
</file>